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1925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1.5437in"/>
    </style:style>
    <style:style style:name="co5" style:family="table-column">
      <style:table-column-properties fo:break-before="auto" style:column-width="0.20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cell-content()=&quot;p1&quot;" style:apply-style-name="Untitled1" style:base-cell-address="Sheet1.B4"/>
      <style:map style:condition="cell-content()=&quot;p2&quot;" style:apply-style-name="p2" style:base-cell-address="Sheet1.B4"/>
      <style:map style:condition="cell-content()=&quot;p3&quot;" style:apply-style-name="p3" style:base-cell-address="Sheet1.B4"/>
      <style:map style:condition="cell-content()=&quot;p4&quot;" style:apply-style-name="p4" style:base-cell-address="Sheet1.B4"/>
      <style:map style:condition="cell-content()=&quot;p5&quot;" style:apply-style-name="p5" style:base-cell-address="Sheet1.B4"/>
      <style:map style:condition="cell-content()=&quot;p6&quot;" style:apply-style-name="p6" style:base-cell-address="Sheet1.B4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cell-content()=&quot;p1&quot;" style:apply-style-name="Untitled1" style:base-cell-address="Sheet1.B4"/>
      <style:map style:condition="cell-content()=&quot;p2&quot;" style:apply-style-name="p2" style:base-cell-address="Sheet1.B4"/>
      <style:map style:condition="cell-content()=&quot;p3&quot;" style:apply-style-name="p3" style:base-cell-address="Sheet1.B4"/>
      <style:map style:condition="cell-content()=&quot;p4&quot;" style:apply-style-name="p4" style:base-cell-address="Sheet1.B4"/>
      <style:map style:condition="cell-content()=&quot;p5&quot;" style:apply-style-name="p5" style:base-cell-address="Sheet1.B4"/>
      <style:map style:condition="cell-content()=&quot;p6&quot;" style:apply-style-name="p6" style:base-cell-address="Sheet1.B4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cell-content()=&quot;p1&quot;" style:apply-style-name="Untitled1" style:base-cell-address="Sheet1.B4"/>
      <style:map style:condition="cell-content()=&quot;p2&quot;" style:apply-style-name="p2" style:base-cell-address="Sheet1.B4"/>
      <style:map style:condition="cell-content()=&quot;p3&quot;" style:apply-style-name="p3" style:base-cell-address="Sheet1.B4"/>
      <style:map style:condition="cell-content()=&quot;p4&quot;" style:apply-style-name="p4" style:base-cell-address="Sheet1.B4"/>
      <style:map style:condition="cell-content()=&quot;p5&quot;" style:apply-style-name="p5" style:base-cell-address="Sheet1.B4"/>
      <style:map style:condition="cell-content()=&quot;p6&quot;" style:apply-style-name="p6" style:base-cell-address="Sheet1.B4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cell-content()=&quot;p1&quot;" style:apply-style-name="Untitled1" style:base-cell-address="Sheet1.B4"/>
      <style:map style:condition="cell-content()=&quot;p2&quot;" style:apply-style-name="p2" style:base-cell-address="Sheet1.B4"/>
      <style:map style:condition="cell-content()=&quot;p3&quot;" style:apply-style-name="p3" style:base-cell-address="Sheet1.B4"/>
      <style:map style:condition="cell-content()=&quot;p4&quot;" style:apply-style-name="p4" style:base-cell-address="Sheet1.B4"/>
      <style:map style:condition="cell-content()=&quot;p5&quot;" style:apply-style-name="p5" style:base-cell-address="Sheet1.B4"/>
      <style:map style:condition="cell-content()=&quot;p6&quot;" style:apply-style-name="p6" style:base-cell-address="Sheet1.B4"/>
    </style:style>
    <style:style style:name="ce7" style:family="table-cell" style:parent-style-name="Default">
      <style:table-cell-properties fo:border="none"/>
      <style:map style:condition="cell-content()=&quot;p1&quot;" style:apply-style-name="Untitled1" style:base-cell-address="Sheet1.B4"/>
      <style:map style:condition="cell-content()=&quot;p2&quot;" style:apply-style-name="p2" style:base-cell-address="Sheet1.B4"/>
      <style:map style:condition="cell-content()=&quot;p3&quot;" style:apply-style-name="p3" style:base-cell-address="Sheet1.B4"/>
      <style:map style:condition="cell-content()=&quot;p4&quot;" style:apply-style-name="p4" style:base-cell-address="Sheet1.B4"/>
      <style:map style:condition="cell-content()=&quot;p5&quot;" style:apply-style-name="p5" style:base-cell-address="Sheet1.B4"/>
      <style:map style:condition="cell-content()=&quot;p6&quot;" style:apply-style-name="p6" style:base-cell-address="Sheet1.B4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cell-content()=&quot;p1&quot;" style:apply-style-name="Untitled1" style:base-cell-address="Sheet1.B4"/>
      <style:map style:condition="cell-content()=&quot;p2&quot;" style:apply-style-name="p2" style:base-cell-address="Sheet1.B4"/>
      <style:map style:condition="cell-content()=&quot;p3&quot;" style:apply-style-name="p3" style:base-cell-address="Sheet1.B4"/>
      <style:map style:condition="cell-content()=&quot;p4&quot;" style:apply-style-name="p4" style:base-cell-address="Sheet1.B4"/>
      <style:map style:condition="cell-content()=&quot;p5&quot;" style:apply-style-name="p5" style:base-cell-address="Sheet1.B4"/>
      <style:map style:condition="cell-content()=&quot;p6&quot;" style:apply-style-name="p6" style:base-cell-address="Sheet1.B4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cell-content()=&quot;p1&quot;" style:apply-style-name="Untitled1" style:base-cell-address="Sheet1.B4"/>
      <style:map style:condition="cell-content()=&quot;p2&quot;" style:apply-style-name="p2" style:base-cell-address="Sheet1.B4"/>
      <style:map style:condition="cell-content()=&quot;p3&quot;" style:apply-style-name="p3" style:base-cell-address="Sheet1.B4"/>
      <style:map style:condition="cell-content()=&quot;p4&quot;" style:apply-style-name="p4" style:base-cell-address="Sheet1.B4"/>
      <style:map style:condition="cell-content()=&quot;p5&quot;" style:apply-style-name="p5" style:base-cell-address="Sheet1.B4"/>
      <style:map style:condition="cell-content()=&quot;p6&quot;" style:apply-style-name="p6" style:base-cell-address="Sheet1.B4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cell-content()=&quot;p1&quot;" style:apply-style-name="Untitled1" style:base-cell-address="Sheet1.B4"/>
      <style:map style:condition="cell-content()=&quot;p2&quot;" style:apply-style-name="p2" style:base-cell-address="Sheet1.B4"/>
      <style:map style:condition="cell-content()=&quot;p3&quot;" style:apply-style-name="p3" style:base-cell-address="Sheet1.B4"/>
      <style:map style:condition="cell-content()=&quot;p4&quot;" style:apply-style-name="p4" style:base-cell-address="Sheet1.B4"/>
      <style:map style:condition="cell-content()=&quot;p5&quot;" style:apply-style-name="p5" style:base-cell-address="Sheet1.B4"/>
      <style:map style:condition="cell-content()=&quot;p6&quot;" style:apply-style-name="p6" style:base-cell-address="Sheet1.B4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cell-content()=&quot;p1&quot;" style:apply-style-name="Untitled1" style:base-cell-address="Sheet1.B4"/>
      <style:map style:condition="cell-content()=&quot;p2&quot;" style:apply-style-name="p2" style:base-cell-address="Sheet1.B4"/>
      <style:map style:condition="cell-content()=&quot;p3&quot;" style:apply-style-name="p3" style:base-cell-address="Sheet1.B4"/>
      <style:map style:condition="cell-content()=&quot;p4&quot;" style:apply-style-name="p4" style:base-cell-address="Sheet1.B4"/>
      <style:map style:condition="cell-content()=&quot;p5&quot;" style:apply-style-name="p5" style:base-cell-address="Sheet1.B4"/>
      <style:map style:condition="cell-content()=&quot;p6&quot;" style:apply-style-name="p6" style:base-cell-address="Sheet1.B4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cell-content()=&quot;p1&quot;" style:apply-style-name="Untitled1" style:base-cell-address="Sheet1.B4"/>
      <style:map style:condition="cell-content()=&quot;p2&quot;" style:apply-style-name="p2" style:base-cell-address="Sheet1.B4"/>
      <style:map style:condition="cell-content()=&quot;p3&quot;" style:apply-style-name="p3" style:base-cell-address="Sheet1.B4"/>
      <style:map style:condition="cell-content()=&quot;p4&quot;" style:apply-style-name="p4" style:base-cell-address="Sheet1.B4"/>
      <style:map style:condition="cell-content()=&quot;p5&quot;" style:apply-style-name="p5" style:base-cell-address="Sheet1.B4"/>
      <style:map style:condition="cell-content()=&quot;p6&quot;" style:apply-style-name="p6" style:base-cell-address="Sheet1.B4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cell-content()=&quot;p1&quot;" style:apply-style-name="Untitled1" style:base-cell-address="Sheet1.B4"/>
      <style:map style:condition="cell-content()=&quot;p2&quot;" style:apply-style-name="p2" style:base-cell-address="Sheet1.B4"/>
      <style:map style:condition="cell-content()=&quot;p3&quot;" style:apply-style-name="p3" style:base-cell-address="Sheet1.B4"/>
      <style:map style:condition="cell-content()=&quot;p4&quot;" style:apply-style-name="p4" style:base-cell-address="Sheet1.B4"/>
      <style:map style:condition="cell-content()=&quot;p5&quot;" style:apply-style-name="p5" style:base-cell-address="Sheet1.B4"/>
      <style:map style:condition="cell-content()=&quot;p6&quot;" style:apply-style-name="p6" style:base-cell-address="Sheet1.B4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cell-content()=&quot;p1&quot;" style:apply-style-name="Untitled1" style:base-cell-address="Sheet1.B4"/>
      <style:map style:condition="cell-content()=&quot;p2&quot;" style:apply-style-name="p2" style:base-cell-address="Sheet1.B4"/>
      <style:map style:condition="cell-content()=&quot;p3&quot;" style:apply-style-name="p3" style:base-cell-address="Sheet1.B4"/>
      <style:map style:condition="cell-content()=&quot;p4&quot;" style:apply-style-name="p4" style:base-cell-address="Sheet1.B4"/>
      <style:map style:condition="cell-content()=&quot;p5&quot;" style:apply-style-name="p5" style:base-cell-address="Sheet1.B4"/>
      <style:map style:condition="cell-content()=&quot;p6&quot;" style:apply-style-name="p6" style:base-cell-address="Sheet1.B4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p1&quot;" style:apply-style-name="Untitled1" style:base-cell-address="Sheet1.B4"/>
      <style:map style:condition="cell-content()=&quot;p2&quot;" style:apply-style-name="p2" style:base-cell-address="Sheet1.B4"/>
      <style:map style:condition="cell-content()=&quot;p3&quot;" style:apply-style-name="p3" style:base-cell-address="Sheet1.B4"/>
      <style:map style:condition="cell-content()=&quot;p4&quot;" style:apply-style-name="p4" style:base-cell-address="Sheet1.B4"/>
      <style:map style:condition="cell-content()=&quot;p5&quot;" style:apply-style-name="p5" style:base-cell-address="Sheet1.B4"/>
      <style:map style:condition="cell-content()=&quot;p6&quot;" style:apply-style-name="p6" style:base-cell-address="Sheet1.B4"/>
    </style:style>
    <style:style style:name="ce16" style:family="table-cell" style:parent-style-name="Default">
      <style:map style:condition="cell-content()=&quot;p1&quot;" style:apply-style-name="Untitled1" style:base-cell-address="Sheet1.B4"/>
      <style:map style:condition="cell-content()=&quot;p2&quot;" style:apply-style-name="p2" style:base-cell-address="Sheet1.B4"/>
      <style:map style:condition="cell-content()=&quot;p3&quot;" style:apply-style-name="p3" style:base-cell-address="Sheet1.B4"/>
      <style:map style:condition="cell-content()=&quot;p4&quot;" style:apply-style-name="p4" style:base-cell-address="Sheet1.B4"/>
      <style:map style:condition="cell-content()=&quot;p5&quot;" style:apply-style-name="p5" style:base-cell-address="Sheet1.B4"/>
      <style:map style:condition="cell-content()=&quot;p6&quot;" style:apply-style-name="p6" style:base-cell-address="Sheet1.B4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9" style:family="table-cell" style:parent-style-name="Default">
      <style:table-cell-properties fo:border-bottom="none" fo:border-left="0.06pt solid #000000" fo:border-right="none" fo:border-top="none"/>
    </style:style>
    <style:style style:name="ce20" style:family="table-cell" style:parent-style-name="Default">
      <style:table-cell-properties style:text-align-source="fix" style:repeat-content="false" fo:padding-bottom="0in" fo:padding-left="0in" fo:padding-right="0.0555in" fo:padding-top="0in"/>
      <style:paragraph-properties fo:text-align="end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06pt solid #000000" fo:padding-bottom="0in" fo:padding-left="0in" fo:padding-right="0.028in" fo:padding-top="0in" fo:border-right="0.06pt solid #000000" fo:border-top="0.06pt solid #000000"/>
      <style:paragraph-properties fo:text-align="center" fo:margin-left="0in"/>
      <style:map style:condition="cell-content()=&quot;p1&quot;" style:apply-style-name="Untitled1" style:base-cell-address="condense.B1"/>
      <style:map style:condition="cell-content()=&quot;p2&quot;" style:apply-style-name="p2" style:base-cell-address="condense.B1"/>
      <style:map style:condition="cell-content()=&quot;p3&quot;" style:apply-style-name="p3" style:base-cell-address="condense.B1"/>
      <style:map style:condition="cell-content()=&quot;p4&quot;" style:apply-style-name="p4" style:base-cell-address="condense.B1"/>
      <style:map style:condition="cell-content()=&quot;p5&quot;" style:apply-style-name="p5" style:base-cell-address="condense.B1"/>
      <style:map style:condition="cell-content()=&quot;p6&quot;" style:apply-style-name="p6" style:base-cell-address="condense.B1"/>
    </style:style>
    <style:style style:name="ce22" style:family="table-cell" style:parent-style-name="Default">
      <style:table-cell-properties style:text-align-source="fix" style:repeat-content="false" fo:border="0.06pt solid #000000" fo:padding-bottom="0in" fo:padding-left="0in" fo:padding-right="0.028in" fo:padding-top="0in"/>
      <style:paragraph-properties fo:text-align="start" fo:margin-left="0in"/>
    </style:style>
    <style:style style:name="ce23" style:family="table-cell" style:parent-style-name="Default">
      <style:table-cell-properties fo:padding-bottom="0in" fo:padding-left="0in" fo:padding-right="0.028in" fo:padding-top="0in"/>
    </style:style>
    <style:style style:name="ce24" style:family="table-cell" style:parent-style-name="Default">
      <style:table-cell-properties fo:border-bottom="none" style:text-align-source="fix" style:repeat-content="false" fo:border-left="0.06pt solid #000000" fo:padding-bottom="0in" fo:padding-left="0in" fo:padding-right="0.028in" fo:padding-top="0in" fo:border-right="0.06pt solid #000000" fo:border-top="none"/>
      <style:paragraph-properties fo:text-align="center" fo:margin-left="0in"/>
      <style:map style:condition="cell-content()=&quot;p1&quot;" style:apply-style-name="Untitled1" style:base-cell-address="condense.B1"/>
      <style:map style:condition="cell-content()=&quot;p2&quot;" style:apply-style-name="p2" style:base-cell-address="condense.B1"/>
      <style:map style:condition="cell-content()=&quot;p3&quot;" style:apply-style-name="p3" style:base-cell-address="condense.B1"/>
      <style:map style:condition="cell-content()=&quot;p4&quot;" style:apply-style-name="p4" style:base-cell-address="condense.B1"/>
      <style:map style:condition="cell-content()=&quot;p5&quot;" style:apply-style-name="p5" style:base-cell-address="condense.B1"/>
      <style:map style:condition="cell-content()=&quot;p6&quot;" style:apply-style-name="p6" style:base-cell-address="condense.B1"/>
    </style:style>
    <style:style style:name="ce25" style:family="table-cell" style:parent-style-name="Default">
      <style:table-cell-properties fo:border-bottom="none" style:text-align-source="fix" style:repeat-content="false" fo:border-left="0.06pt solid #000000" fo:padding-bottom="0in" fo:padding-left="0in" fo:padding-right="0.028in" fo:padding-top="0in" fo:border-right="0.06pt solid #000000" fo:border-top="none"/>
      <style:paragraph-properties fo:text-align="center" fo:margin-left="0in"/>
      <style:map style:condition="cell-content()=&quot;p1&quot;" style:apply-style-name="Untitled1" style:base-cell-address="condense.B1"/>
      <style:map style:condition="cell-content()=&quot;p2&quot;" style:apply-style-name="p2" style:base-cell-address="condense.B1"/>
      <style:map style:condition="cell-content()=&quot;p3&quot;" style:apply-style-name="p3" style:base-cell-address="condense.B1"/>
      <style:map style:condition="cell-content()=&quot;p4&quot;" style:apply-style-name="p4" style:base-cell-address="condense.B1"/>
      <style:map style:condition="cell-content()=&quot;p5&quot;" style:apply-style-name="p5" style:base-cell-address="condense.B1"/>
      <style:map style:condition="cell-content()=&quot;p6&quot;" style:apply-style-name="p6" style:base-cell-address="condense.B1"/>
    </style:style>
    <style:style style:name="ce26" style:family="table-cell" style:parent-style-name="Default">
      <style:table-cell-properties style:text-align-source="fix" style:repeat-content="false" fo:border="0.06pt solid #000000" fo:padding-bottom="0in" fo:padding-left="0in" fo:padding-right="0.028in" fo:padding-top="0in"/>
      <style:paragraph-properties fo:text-align="start" fo:margin-left="0in"/>
      <style:map style:condition="cell-content()=&quot;p1&quot;" style:apply-style-name="Untitled1" style:base-cell-address="condense.B1"/>
      <style:map style:condition="cell-content()=&quot;p2&quot;" style:apply-style-name="p2" style:base-cell-address="condense.B1"/>
      <style:map style:condition="cell-content()=&quot;p3&quot;" style:apply-style-name="p3" style:base-cell-address="condense.B1"/>
      <style:map style:condition="cell-content()=&quot;p4&quot;" style:apply-style-name="p4" style:base-cell-address="condense.B1"/>
      <style:map style:condition="cell-content()=&quot;p5&quot;" style:apply-style-name="p5" style:base-cell-address="condense.B1"/>
      <style:map style:condition="cell-content()=&quot;p6&quot;" style:apply-style-name="p6" style:base-cell-address="condense.B1"/>
    </style:style>
    <style:style style:name="ce27" style:family="table-cell" style:parent-style-name="Default">
      <style:table-cell-properties fo:border-bottom="none" style:text-align-source="fix" style:repeat-content="false" fo:border-left="0.06pt solid #000000" fo:padding-bottom="0in" fo:padding-left="0in" fo:padding-right="0.028in" fo:padding-top="0in" fo:border-right="0.06pt solid #000000" fo:border-top="0.06pt solid #000000"/>
      <style:paragraph-properties fo:text-align="center" fo:margin-left="0in"/>
      <style:map style:condition="cell-content()=&quot;p1&quot;" style:apply-style-name="Untitled1" style:base-cell-address="condense.B1"/>
      <style:map style:condition="cell-content()=&quot;p2&quot;" style:apply-style-name="p2" style:base-cell-address="condense.B1"/>
      <style:map style:condition="cell-content()=&quot;p3&quot;" style:apply-style-name="p3" style:base-cell-address="condense.B1"/>
      <style:map style:condition="cell-content()=&quot;p4&quot;" style:apply-style-name="p4" style:base-cell-address="condense.B1"/>
      <style:map style:condition="cell-content()=&quot;p5&quot;" style:apply-style-name="p5" style:base-cell-address="condense.B1"/>
      <style:map style:condition="cell-content()=&quot;p6&quot;" style:apply-style-name="p6" style:base-cell-address="condense.B1"/>
    </style:style>
    <style:style style:name="ce28" style:family="table-cell" style:parent-style-name="Default">
      <style:table-cell-properties fo:border-bottom="none" style:text-align-source="fix" style:repeat-content="false" fo:border-left="0.06pt solid #000000" fo:padding-bottom="0in" fo:padding-left="0in" fo:padding-right="0.028in" fo:padding-top="0in" fo:border-right="0.06pt solid #000000" fo:border-top="none"/>
      <style:paragraph-properties fo:text-align="center" fo:margin-left="0in"/>
      <style:map style:condition="cell-content()=&quot;p1&quot;" style:apply-style-name="Untitled1" style:base-cell-address="condense.B1"/>
      <style:map style:condition="cell-content()=&quot;p2&quot;" style:apply-style-name="p2" style:base-cell-address="condense.B1"/>
      <style:map style:condition="cell-content()=&quot;p3&quot;" style:apply-style-name="p3" style:base-cell-address="condense.B1"/>
      <style:map style:condition="cell-content()=&quot;p4&quot;" style:apply-style-name="p4" style:base-cell-address="condense.B1"/>
      <style:map style:condition="cell-content()=&quot;p5&quot;" style:apply-style-name="p5" style:base-cell-address="condense.B1"/>
      <style:map style:condition="cell-content()=&quot;p6&quot;" style:apply-style-name="p6" style:base-cell-address="condense.B1"/>
    </style:style>
    <style:style style:name="ce29" style:family="table-cell" style:parent-style-name="Default">
      <style:table-cell-properties fo:border-bottom="none" style:text-align-source="fix" style:repeat-content="false" fo:border-left="0.06pt solid #000000" fo:padding-bottom="0in" fo:padding-left="0in" fo:padding-right="0.028in" fo:padding-top="0in" fo:border-right="0.06pt solid #000000" fo:border-top="none"/>
      <style:paragraph-properties fo:text-align="center" fo:margin-left="0in"/>
      <style:map style:condition="cell-content()=&quot;p1&quot;" style:apply-style-name="Untitled1" style:base-cell-address="condense.B1"/>
      <style:map style:condition="cell-content()=&quot;p2&quot;" style:apply-style-name="p2" style:base-cell-address="condense.B1"/>
      <style:map style:condition="cell-content()=&quot;p3&quot;" style:apply-style-name="p3" style:base-cell-address="condense.B1"/>
      <style:map style:condition="cell-content()=&quot;p4&quot;" style:apply-style-name="p4" style:base-cell-address="condense.B1"/>
      <style:map style:condition="cell-content()=&quot;p5&quot;" style:apply-style-name="p5" style:base-cell-address="condense.B1"/>
      <style:map style:condition="cell-content()=&quot;p6&quot;" style:apply-style-name="p6" style:base-cell-address="condense.B1"/>
    </style:style>
    <style:style style:name="ce30" style:family="table-cell" style:parent-style-name="Default">
      <style:table-cell-properties fo:border-bottom="none" style:text-align-source="fix" style:repeat-content="false" fo:border-left="0.06pt solid #000000" fo:padding-bottom="0in" fo:padding-left="0in" fo:padding-right="0.028in" fo:padding-top="0in" fo:border-right="0.06pt solid #000000" fo:border-top="none"/>
      <style:paragraph-properties fo:text-align="center" fo:margin-left="0in"/>
      <style:map style:condition="cell-content()=&quot;p1&quot;" style:apply-style-name="Untitled1" style:base-cell-address="condense.B1"/>
      <style:map style:condition="cell-content()=&quot;p2&quot;" style:apply-style-name="p2" style:base-cell-address="condense.B1"/>
      <style:map style:condition="cell-content()=&quot;p3&quot;" style:apply-style-name="p3" style:base-cell-address="condense.B1"/>
      <style:map style:condition="cell-content()=&quot;p4&quot;" style:apply-style-name="p4" style:base-cell-address="condense.B1"/>
      <style:map style:condition="cell-content()=&quot;p5&quot;" style:apply-style-name="p5" style:base-cell-address="condense.B1"/>
      <style:map style:condition="cell-content()=&quot;p6&quot;" style:apply-style-name="p6" style:base-cell-address="condense.B1"/>
    </style:style>
    <style:style style:name="ce31" style:family="table-cell" style:parent-style-name="Default">
      <style:table-cell-properties fo:border-bottom="none" style:text-align-source="fix" style:repeat-content="false" fo:border-left="0.06pt solid #000000" fo:padding-bottom="0in" fo:padding-left="0in" fo:padding-right="0.028in" fo:padding-top="0in" fo:border-right="0.06pt solid #000000" fo:border-top="0.06pt solid #000000"/>
      <style:paragraph-properties fo:text-align="center" fo:margin-left="0in"/>
      <style:map style:condition="cell-content()=&quot;p1&quot;" style:apply-style-name="Untitled1" style:base-cell-address="condense.B1"/>
      <style:map style:condition="cell-content()=&quot;p2&quot;" style:apply-style-name="p2" style:base-cell-address="condense.B1"/>
      <style:map style:condition="cell-content()=&quot;p3&quot;" style:apply-style-name="p3" style:base-cell-address="condense.B1"/>
      <style:map style:condition="cell-content()=&quot;p4&quot;" style:apply-style-name="p4" style:base-cell-address="condense.B1"/>
      <style:map style:condition="cell-content()=&quot;p5&quot;" style:apply-style-name="p5" style:base-cell-address="condense.B1"/>
      <style:map style:condition="cell-content()=&quot;p6&quot;" style:apply-style-name="p6" style:base-cell-address="condense.B1"/>
    </style:style>
    <style:style style:name="ce32" style:family="table-cell" style:parent-style-name="Default">
      <style:table-cell-properties fo:border-bottom="none" style:text-align-source="fix" style:repeat-content="false" fo:border-left="0.06pt solid #000000" fo:padding-bottom="0in" fo:padding-left="0in" fo:padding-right="0.028in" fo:padding-top="0in" fo:border-right="0.06pt solid #000000" fo:border-top="0.06pt solid #000000"/>
      <style:paragraph-properties fo:text-align="center" fo:margin-left="0in"/>
      <style:map style:condition="cell-content()=&quot;p1&quot;" style:apply-style-name="Untitled1" style:base-cell-address="condense.B1"/>
      <style:map style:condition="cell-content()=&quot;p2&quot;" style:apply-style-name="p2" style:base-cell-address="condense.B1"/>
      <style:map style:condition="cell-content()=&quot;p3&quot;" style:apply-style-name="p3" style:base-cell-address="condense.B1"/>
      <style:map style:condition="cell-content()=&quot;p4&quot;" style:apply-style-name="p4" style:base-cell-address="condense.B1"/>
      <style:map style:condition="cell-content()=&quot;p5&quot;" style:apply-style-name="p5" style:base-cell-address="condense.B1"/>
      <style:map style:condition="cell-content()=&quot;p6&quot;" style:apply-style-name="p6" style:base-cell-address="condense.B1"/>
    </style:style>
    <style:style style:name="ce33" style:family="table-cell" style:parent-style-name="Default">
      <style:table-cell-properties fo:border-bottom="none" style:text-align-source="fix" style:repeat-content="false" fo:border-left="0.06pt solid #000000" fo:padding-bottom="0in" fo:padding-left="0in" fo:padding-right="0.028in" fo:padding-top="0in" fo:border-right="0.06pt solid #000000" fo:border-top="0.06pt solid #000000"/>
      <style:paragraph-properties fo:text-align="center" fo:margin-left="0in"/>
      <style:map style:condition="cell-content()=&quot;p1&quot;" style:apply-style-name="Untitled1" style:base-cell-address="condense.B1"/>
      <style:map style:condition="cell-content()=&quot;p2&quot;" style:apply-style-name="p2" style:base-cell-address="condense.B1"/>
      <style:map style:condition="cell-content()=&quot;p3&quot;" style:apply-style-name="p3" style:base-cell-address="condense.B1"/>
      <style:map style:condition="cell-content()=&quot;p4&quot;" style:apply-style-name="p4" style:base-cell-address="condense.B1"/>
      <style:map style:condition="cell-content()=&quot;p5&quot;" style:apply-style-name="p5" style:base-cell-address="condense.B1"/>
      <style:map style:condition="cell-content()=&quot;p6&quot;" style:apply-style-name="p6" style:base-cell-address="condense.B1"/>
    </style:style>
    <style:style style:name="ce34" style:family="table-cell" style:parent-style-name="Default">
      <style:table-cell-properties fo:border-bottom="none" style:text-align-source="fix" style:repeat-content="false" fo:border-left="0.06pt solid #000000" fo:padding-bottom="0in" fo:padding-left="0in" fo:padding-right="0.028in" fo:padding-top="0in" fo:border-right="0.06pt solid #000000" fo:border-top="none"/>
      <style:paragraph-properties fo:text-align="center" fo:margin-left="0in"/>
      <style:map style:condition="cell-content()=&quot;p1&quot;" style:apply-style-name="Untitled1" style:base-cell-address="condense.B1"/>
      <style:map style:condition="cell-content()=&quot;p2&quot;" style:apply-style-name="p2" style:base-cell-address="condense.B1"/>
      <style:map style:condition="cell-content()=&quot;p3&quot;" style:apply-style-name="p3" style:base-cell-address="condense.B1"/>
      <style:map style:condition="cell-content()=&quot;p4&quot;" style:apply-style-name="p4" style:base-cell-address="condense.B1"/>
      <style:map style:condition="cell-content()=&quot;p5&quot;" style:apply-style-name="p5" style:base-cell-address="condense.B1"/>
      <style:map style:condition="cell-content()=&quot;p6&quot;" style:apply-style-name="p6" style:base-cell-address="condense.B1"/>
    </style:style>
    <style:style style:name="ce35" style:family="table-cell" style:parent-style-name="Default">
      <style:table-cell-properties fo:border-bottom="none" style:text-align-source="fix" style:repeat-content="false" fo:border-left="0.06pt solid #000000" fo:padding-bottom="0in" fo:padding-left="0in" fo:padding-right="0.028in" fo:padding-top="0in" fo:border-right="0.06pt solid #000000" fo:border-top="0.06pt solid #000000"/>
      <style:paragraph-properties fo:text-align="center" fo:margin-left="0in"/>
      <style:map style:condition="cell-content()=&quot;p1&quot;" style:apply-style-name="Untitled1" style:base-cell-address="condense.B1"/>
      <style:map style:condition="cell-content()=&quot;p2&quot;" style:apply-style-name="p2" style:base-cell-address="condense.B1"/>
      <style:map style:condition="cell-content()=&quot;p3&quot;" style:apply-style-name="p3" style:base-cell-address="condense.B1"/>
      <style:map style:condition="cell-content()=&quot;p4&quot;" style:apply-style-name="p4" style:base-cell-address="condense.B1"/>
      <style:map style:condition="cell-content()=&quot;p5&quot;" style:apply-style-name="p5" style:base-cell-address="condense.B1"/>
      <style:map style:condition="cell-content()=&quot;p6&quot;" style:apply-style-name="p6" style:base-cell-address="condense.B1"/>
    </style:style>
    <style:style style:name="ce36" style:family="table-cell" style:parent-style-name="Default">
      <style:table-cell-properties fo:border-bottom="none" style:text-align-source="fix" style:repeat-content="false" fo:border-left="0.06pt solid #000000" fo:padding-bottom="0in" fo:padding-left="0in" fo:padding-right="0.028in" fo:padding-top="0in" fo:border-right="0.06pt solid #000000" fo:border-top="none"/>
      <style:paragraph-properties fo:text-align="center" fo:margin-left="0in"/>
      <style:map style:condition="cell-content()=&quot;p1&quot;" style:apply-style-name="Untitled1" style:base-cell-address="condense.B1"/>
      <style:map style:condition="cell-content()=&quot;p2&quot;" style:apply-style-name="p2" style:base-cell-address="condense.B1"/>
      <style:map style:condition="cell-content()=&quot;p3&quot;" style:apply-style-name="p3" style:base-cell-address="condense.B1"/>
      <style:map style:condition="cell-content()=&quot;p4&quot;" style:apply-style-name="p4" style:base-cell-address="condense.B1"/>
      <style:map style:condition="cell-content()=&quot;p5&quot;" style:apply-style-name="p5" style:base-cell-address="condense.B1"/>
      <style:map style:condition="cell-content()=&quot;p6&quot;" style:apply-style-name="p6" style:base-cell-address="condense.B1"/>
    </style:style>
    <style:style style:name="ce37" style:family="table-cell" style:parent-style-name="Default">
      <style:table-cell-properties fo:border-bottom="none" style:text-align-source="fix" style:repeat-content="false" fo:border-left="0.06pt solid #000000" fo:padding-bottom="0in" fo:padding-left="0in" fo:padding-right="0.028in" fo:padding-top="0in" fo:border-right="0.06pt solid #000000" fo:border-top="0.06pt solid #000000"/>
      <style:paragraph-properties fo:text-align="center" fo:margin-left="0in"/>
      <style:map style:condition="cell-content()=&quot;p1&quot;" style:apply-style-name="Untitled1" style:base-cell-address="condense.B1"/>
      <style:map style:condition="cell-content()=&quot;p2&quot;" style:apply-style-name="p2" style:base-cell-address="condense.B1"/>
      <style:map style:condition="cell-content()=&quot;p3&quot;" style:apply-style-name="p3" style:base-cell-address="condense.B1"/>
      <style:map style:condition="cell-content()=&quot;p4&quot;" style:apply-style-name="p4" style:base-cell-address="condense.B1"/>
      <style:map style:condition="cell-content()=&quot;p5&quot;" style:apply-style-name="p5" style:base-cell-address="condense.B1"/>
      <style:map style:condition="cell-content()=&quot;p6&quot;" style:apply-style-name="p6" style:base-cell-address="condense.B1"/>
    </style:style>
    <style:style style:name="ce38" style:family="table-cell" style:parent-style-name="Default">
      <style:table-cell-properties fo:border-bottom="none" style:text-align-source="fix" style:repeat-content="false" fo:border-left="0.06pt solid #000000" fo:padding-bottom="0in" fo:padding-left="0in" fo:padding-right="0.028in" fo:padding-top="0in" fo:border-right="0.06pt solid #000000" fo:border-top="0.06pt solid #000000"/>
      <style:paragraph-properties fo:text-align="center" fo:margin-left="0in"/>
      <style:map style:condition="cell-content()=&quot;p1&quot;" style:apply-style-name="Untitled1" style:base-cell-address="condense.B1"/>
      <style:map style:condition="cell-content()=&quot;p2&quot;" style:apply-style-name="p2" style:base-cell-address="condense.B1"/>
      <style:map style:condition="cell-content()=&quot;p3&quot;" style:apply-style-name="p3" style:base-cell-address="condense.B1"/>
      <style:map style:condition="cell-content()=&quot;p4&quot;" style:apply-style-name="p4" style:base-cell-address="condense.B1"/>
      <style:map style:condition="cell-content()=&quot;p5&quot;" style:apply-style-name="p5" style:base-cell-address="condense.B1"/>
      <style:map style:condition="cell-content()=&quot;p6&quot;" style:apply-style-name="p6" style:base-cell-address="condense.B1"/>
    </style:style>
    <style:style style:name="ce39" style:family="table-cell" style:parent-style-name="Default">
      <style:table-cell-properties fo:border-bottom="none" style:text-align-source="fix" style:repeat-content="false" fo:border-left="0.06pt solid #000000" fo:padding-bottom="0in" fo:padding-left="0in" fo:padding-right="0.028in" fo:padding-top="0in" fo:border-right="0.06pt solid #000000" fo:border-top="none"/>
      <style:paragraph-properties fo:text-align="center" fo:margin-left="0in"/>
      <style:map style:condition="cell-content()=&quot;p1&quot;" style:apply-style-name="Untitled1" style:base-cell-address="condense.B1"/>
      <style:map style:condition="cell-content()=&quot;p2&quot;" style:apply-style-name="p2" style:base-cell-address="condense.B1"/>
      <style:map style:condition="cell-content()=&quot;p3&quot;" style:apply-style-name="p3" style:base-cell-address="condense.B1"/>
      <style:map style:condition="cell-content()=&quot;p4&quot;" style:apply-style-name="p4" style:base-cell-address="condense.B1"/>
      <style:map style:condition="cell-content()=&quot;p5&quot;" style:apply-style-name="p5" style:base-cell-address="condense.B1"/>
      <style:map style:condition="cell-content()=&quot;p6&quot;" style:apply-style-name="p6" style:base-cell-address="condense.B1"/>
    </style:style>
    <style:style style:name="ce40" style:family="table-cell" style:parent-style-name="Default">
      <style:table-cell-properties fo:border-bottom="none" style:text-align-source="fix" style:repeat-content="false" fo:border-left="0.06pt solid #000000" fo:padding-bottom="0in" fo:padding-left="0in" fo:padding-right="0.028in" fo:padding-top="0in" fo:border-right="0.06pt solid #000000" fo:border-top="none"/>
      <style:paragraph-properties fo:text-align="center" fo:margin-left="0in"/>
      <style:map style:condition="cell-content()=&quot;p1&quot;" style:apply-style-name="Untitled1" style:base-cell-address="condense.B1"/>
      <style:map style:condition="cell-content()=&quot;p2&quot;" style:apply-style-name="p2" style:base-cell-address="condense.B1"/>
      <style:map style:condition="cell-content()=&quot;p3&quot;" style:apply-style-name="p3" style:base-cell-address="condense.B1"/>
      <style:map style:condition="cell-content()=&quot;p4&quot;" style:apply-style-name="p4" style:base-cell-address="condense.B1"/>
      <style:map style:condition="cell-content()=&quot;p5&quot;" style:apply-style-name="p5" style:base-cell-address="condense.B1"/>
      <style:map style:condition="cell-content()=&quot;p6&quot;" style:apply-style-name="p6" style:base-cell-address="condense.B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7" table:default-cell-style-name="Default"/>
        <table:table-column table:style-name="co3" table:number-columns-repeated="986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2" office:value-type="string" calcext:value-type="string" table:number-columns-spanned="7" table:number-rows-spanned="1">
            <text:p>Waiting</text:p>
          </table:table-cell>
          <table:covered-table-cell table:number-columns-repeated="6" table:style-name="ce2"/>
          <table:table-cell table:style-name="ce2"/>
          <table:table-cell table:style-name="ce2" office:value-type="string" calcext:value-type="string" table:number-columns-spanned="7" table:number-rows-spanned="1">
            <text:p>Turnaround</text:p>
          </table:table-cell>
          <table:covered-table-cell table:number-columns-repeated="6" table:style-name="ce2"/>
          <table:table-cell table:number-columns-repeated="971"/>
        </table:table-row>
        <table:table-row table:style-name="ro1">
          <table:table-cell/>
          <table:table-cell table:style-name="ce2" table:number-columns-repeated="37"/>
          <table:table-cell table:style-name="ce17" office:value-type="string" calcext:value-type="string">
            <text:p>p1</text:p>
          </table:table-cell>
          <table:table-cell table:style-name="ce17" office:value-type="string" calcext:value-type="string">
            <text:p>p2</text:p>
          </table:table-cell>
          <table:table-cell table:style-name="ce17" office:value-type="string" calcext:value-type="string">
            <text:p>p3</text:p>
          </table:table-cell>
          <table:table-cell table:style-name="ce17" office:value-type="string" calcext:value-type="string">
            <text:p>p4</text:p>
          </table:table-cell>
          <table:table-cell table:style-name="ce17" office:value-type="string" calcext:value-type="string">
            <text:p>p5</text:p>
          </table:table-cell>
          <table:table-cell table:style-name="ce17" office:value-type="string" calcext:value-type="string">
            <text:p>p6</text:p>
          </table:table-cell>
          <table:table-cell table:style-name="ce18" office:value-type="string" calcext:value-type="string">
            <text:p>avg</text:p>
          </table:table-cell>
          <table:table-cell table:style-name="ce2"/>
          <table:table-cell table:style-name="ce17" office:value-type="string" calcext:value-type="string">
            <text:p>p1</text:p>
          </table:table-cell>
          <table:table-cell table:style-name="ce17" office:value-type="string" calcext:value-type="string">
            <text:p>p2</text:p>
          </table:table-cell>
          <table:table-cell table:style-name="ce17" office:value-type="string" calcext:value-type="string">
            <text:p>p3</text:p>
          </table:table-cell>
          <table:table-cell table:style-name="ce17" office:value-type="string" calcext:value-type="string">
            <text:p>p4</text:p>
          </table:table-cell>
          <table:table-cell table:style-name="ce17" office:value-type="string" calcext:value-type="string">
            <text:p>p5</text:p>
          </table:table-cell>
          <table:table-cell table:style-name="ce17" office:value-type="string" calcext:value-type="string">
            <text:p>p6</text:p>
          </table:table-cell>
          <table:table-cell table:style-name="ce18" office:value-type="string" calcext:value-type="string">
            <text:p>avg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SJF</text:p>
          </table:table-cell>
          <table:table-cell table:style-name="ce3" office:value-type="string" calcext:value-type="string" table:number-columns-spanned="10" table:number-rows-spanned="1">
            <text:p>p1</text:p>
          </table:table-cell>
          <table:covered-table-cell table:number-columns-repeated="9" table:style-name="ce8"/>
          <table:table-cell table:style-name="ce6" office:value-type="string" calcext:value-type="string" table:number-columns-spanned="3" table:number-rows-spanned="1">
            <text:p>p4</text:p>
          </table:table-cell>
          <table:covered-table-cell table:number-columns-repeated="2" table:style-name="ce9"/>
          <table:table-cell table:style-name="ce10" office:value-type="string" calcext:value-type="string" table:number-columns-spanned="4" table:number-rows-spanned="1">
            <text:p>p3</text:p>
          </table:table-cell>
          <table:covered-table-cell table:number-columns-repeated="3" table:style-name="ce9"/>
          <table:table-cell table:style-name="ce5" office:value-type="string" calcext:value-type="string" table:number-columns-spanned="5" table:number-rows-spanned="1">
            <text:p>p5</text:p>
          </table:table-cell>
          <table:covered-table-cell table:number-columns-repeated="4" table:style-name="ce9"/>
          <table:table-cell table:style-name="ce11" office:value-type="string" calcext:value-type="string" table:number-columns-spanned="6" table:number-rows-spanned="1">
            <text:p>p6</text:p>
          </table:table-cell>
          <table:covered-table-cell table:number-columns-repeated="5" table:style-name="ce9"/>
          <table:table-cell table:style-name="ce14" office:value-type="string" calcext:value-type="string" table:number-columns-spanned="8" table:number-rows-spanned="1">
            <text:p>p2</text:p>
          </table:table-cell>
          <table:covered-table-cell table:number-columns-repeated="7" table:style-name="ce9"/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9" table:formula="of:=AVERAGE([.AM4:.AR4])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ce19" table:formula="of:=AVERAGE([.AU4:.AZ4])" office:value-type="float" office:value="13.6666666666667" calcext:value-type="float">
            <text:p>13.6666666666667</text:p>
          </table:table-cell>
          <table:table-cell table:number-columns-repeated="971"/>
        </table:table-row>
        <table:table-row table:style-name="ro1">
          <table:table-cell/>
          <table:table-cell table:style-name="ce4" table:number-columns-repeated="36"/>
          <table:table-cell table:style-name="ce15"/>
          <table:table-cell table:number-columns-repeated="6"/>
          <table:table-cell table:style-name="ce19"/>
          <table:table-cell table:number-columns-repeated="7"/>
          <table:table-cell table:style-name="ce19"/>
          <table:table-cell table:number-columns-repeated="971"/>
        </table:table-row>
        <table:table-row table:style-name="ro1">
          <table:table-cell office:value-type="string" calcext:value-type="string">
            <text:p>SRTF</text:p>
          </table:table-cell>
          <table:table-cell table:style-name="ce5" office:value-type="string" calcext:value-type="string" table:number-columns-spanned="5" table:number-rows-spanned="1">
            <text:p>p1</text:p>
          </table:table-cell>
          <table:covered-table-cell table:number-columns-repeated="4" table:style-name="ce9"/>
          <table:table-cell table:style-name="ce10" office:value-type="string" calcext:value-type="string" table:number-columns-spanned="4" table:number-rows-spanned="1">
            <text:p>p3</text:p>
          </table:table-cell>
          <table:covered-table-cell table:number-columns-repeated="3" table:style-name="ce9"/>
          <table:table-cell table:style-name="ce6" office:value-type="string" calcext:value-type="string" table:number-columns-spanned="3" table:number-rows-spanned="1">
            <text:p>p4</text:p>
          </table:table-cell>
          <table:covered-table-cell table:number-columns-repeated="2" table:style-name="ce9"/>
          <table:table-cell table:style-name="ce5" office:value-type="string" calcext:value-type="string" table:number-columns-spanned="5" table:number-rows-spanned="1">
            <text:p>p1</text:p>
          </table:table-cell>
          <table:covered-table-cell table:number-columns-repeated="4" table:style-name="ce9"/>
          <table:table-cell table:style-name="ce5" office:value-type="string" calcext:value-type="string" table:number-columns-spanned="5" table:number-rows-spanned="1">
            <text:p>p5</text:p>
          </table:table-cell>
          <table:covered-table-cell table:number-columns-repeated="4" table:style-name="ce9"/>
          <table:table-cell table:style-name="ce11" office:value-type="string" calcext:value-type="string" table:number-columns-spanned="6" table:number-rows-spanned="1">
            <text:p>p6</text:p>
          </table:table-cell>
          <table:covered-table-cell table:number-columns-repeated="5" table:style-name="ce9"/>
          <table:table-cell table:style-name="ce14" office:value-type="string" calcext:value-type="string" table:number-columns-spanned="8" table:number-rows-spanned="1">
            <text:p>p2</text:p>
          </table:table-cell>
          <table:covered-table-cell table:number-columns-repeated="7" table:style-name="ce9"/>
          <table:table-cell table:style-name="ce15"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9" table:formula="of:=AVERAGE([.AM6:.AR6])" office:value-type="float" office:value="10.3333333333333" calcext:value-type="float">
            <text:p>10.333333333333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ce19" table:formula="of:=AVERAGE([.AU6:.AZ6])" office:value-type="float" office:value="13.6666666666667" calcext:value-type="float">
            <text:p>13.6666666666667</text:p>
          </table:table-cell>
          <table:table-cell table:number-columns-repeated="971"/>
        </table:table-row>
        <table:table-row table:style-name="ro1">
          <table:table-cell/>
          <table:table-cell table:style-name="ce4" table:number-columns-repeated="36"/>
          <table:table-cell table:style-name="ce15"/>
          <table:table-cell table:number-columns-repeated="6"/>
          <table:table-cell table:style-name="ce19"/>
          <table:table-cell table:number-columns-repeated="7"/>
          <table:table-cell table:style-name="ce19"/>
          <table:table-cell table:number-columns-repeated="971"/>
        </table:table-row>
        <table:table-row table:style-name="ro1">
          <table:table-cell office:value-type="string" calcext:value-type="string">
            <text:p>Preemptive Priority</text:p>
          </table:table-cell>
          <table:table-cell table:style-name="ce6" office:value-type="string" calcext:value-type="string" table:number-columns-spanned="3" table:number-rows-spanned="1">
            <text:p>p1</text:p>
          </table:table-cell>
          <table:covered-table-cell table:number-columns-repeated="2" table:style-name="ce9"/>
          <table:table-cell table:style-name="ce10" office:value-type="string" calcext:value-type="string" table:number-columns-spanned="4" table:number-rows-spanned="1">
            <text:p>p2</text:p>
          </table:table-cell>
          <table:covered-table-cell table:number-columns-repeated="3" table:style-name="ce9"/>
          <table:table-cell table:style-name="ce6" office:value-type="string" calcext:value-type="string" table:number-columns-spanned="3" table:number-rows-spanned="1">
            <text:p>p4</text:p>
          </table:table-cell>
          <table:covered-table-cell table:number-columns-repeated="2" table:style-name="ce9" office:value-type="string" calcext:value-type="string">
            <text:p>p4</text:p>
          </table:covered-table-cell>
          <table:table-cell table:style-name="ce10" office:value-type="string" calcext:value-type="string" table:number-columns-spanned="4" table:number-rows-spanned="1">
            <text:p>p2</text:p>
          </table:table-cell>
          <table:covered-table-cell table:number-columns-repeated="3" table:style-name="ce9" office:value-type="string" calcext:value-type="string">
            <text:p>p2</text:p>
          </table:covered-table-cell>
          <table:table-cell table:style-name="ce11" office:value-type="string" calcext:value-type="string" table:number-columns-spanned="6" table:number-rows-spanned="1">
            <text:p>p6</text:p>
          </table:table-cell>
          <table:covered-table-cell table:number-columns-repeated="5" table:style-name="ce9" office:value-type="string" calcext:value-type="string">
            <text:p>p6</text:p>
          </table:covered-table-cell>
          <table:table-cell table:style-name="ce13" office:value-type="string" calcext:value-type="string" table:number-columns-spanned="7" table:number-rows-spanned="1">
            <text:p>p1</text:p>
          </table:table-cell>
          <table:covered-table-cell table:number-columns-repeated="6" table:style-name="ce9" office:value-type="string" calcext:value-type="string">
            <text:p>p1</text:p>
          </table:covered-table-cell>
          <table:table-cell table:style-name="ce10" office:value-type="string" calcext:value-type="string" table:number-columns-spanned="4" table:number-rows-spanned="1">
            <text:p>p3</text:p>
          </table:table-cell>
          <table:covered-table-cell table:number-columns-repeated="3" table:style-name="ce9" office:value-type="string" calcext:value-type="string">
            <text:p>p3</text:p>
          </table:covered-table-cell>
          <table:table-cell table:style-name="ce5" office:value-type="string" calcext:value-type="string" table:number-columns-spanned="5" table:number-rows-spanned="1">
            <text:p>p5</text:p>
          </table:table-cell>
          <table:covered-table-cell table:number-columns-repeated="4" table:style-name="ce9" office:value-type="string" calcext:value-type="string">
            <text:p>p5</text:p>
          </table:covered-table-cell>
          <table:table-cell table:style-name="ce15"/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9" table:formula="of:=AVERAGE([.AU8:.AZ8])" office:value-type="float" office:value="15.8333333333333" calcext:value-type="float">
            <text:p>15.833333333333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ce19" table:formula="of:=AVERAGE([.AU8:.AZ8])" office:value-type="float" office:value="15.8333333333333" calcext:value-type="float">
            <text:p>15.8333333333333</text:p>
          </table:table-cell>
          <table:table-cell table:number-columns-repeated="971"/>
        </table:table-row>
        <table:table-row table:style-name="ro1">
          <table:table-cell/>
          <table:table-cell table:style-name="ce4" table:number-columns-repeated="36"/>
          <table:table-cell table:style-name="ce15"/>
          <table:table-cell table:number-columns-repeated="6"/>
          <table:table-cell table:style-name="ce19"/>
          <table:table-cell table:number-columns-repeated="7"/>
          <table:table-cell table:style-name="ce19"/>
          <table:table-cell table:number-columns-repeated="971"/>
        </table:table-row>
        <table:table-row table:style-name="ro1">
          <table:table-cell office:value-type="string" calcext:value-type="string">
            <text:p>RR q=5</text:p>
          </table:table-cell>
          <table:table-cell table:style-name="ce5" office:value-type="string" calcext:value-type="string" table:number-columns-spanned="5" table:number-rows-spanned="1">
            <text:p>p1</text:p>
          </table:table-cell>
          <table:covered-table-cell table:number-columns-repeated="4" table:style-name="ce8"/>
          <table:table-cell table:style-name="ce5" office:value-type="string" calcext:value-type="string" table:number-columns-spanned="5" table:number-rows-spanned="1">
            <text:p>p2</text:p>
          </table:table-cell>
          <table:covered-table-cell table:number-columns-repeated="4" table:style-name="ce8"/>
          <table:table-cell table:style-name="ce5" office:value-type="string" calcext:value-type="string" table:number-columns-spanned="5" table:number-rows-spanned="1">
            <text:p>p1</text:p>
          </table:table-cell>
          <table:covered-table-cell table:number-columns-repeated="4" table:style-name="ce8"/>
          <table:table-cell table:style-name="ce10" office:value-type="string" calcext:value-type="string" table:number-columns-spanned="4" table:number-rows-spanned="1">
            <text:p>p3</text:p>
          </table:table-cell>
          <table:covered-table-cell table:number-columns-repeated="3" table:style-name="ce8"/>
          <table:table-cell table:style-name="ce12" office:value-type="string" calcext:value-type="string" table:number-columns-spanned="3" table:number-rows-spanned="1">
            <text:p>p4</text:p>
          </table:table-cell>
          <table:covered-table-cell table:number-columns-repeated="2" table:style-name="ce8"/>
          <table:table-cell table:style-name="ce12" office:value-type="string" calcext:value-type="string" table:number-columns-spanned="3" table:number-rows-spanned="1">
            <text:p>p2</text:p>
          </table:table-cell>
          <table:covered-table-cell table:number-columns-repeated="2" table:style-name="ce8"/>
          <table:table-cell table:style-name="ce5" office:value-type="string" calcext:value-type="string" table:number-columns-spanned="5" table:number-rows-spanned="1">
            <text:p>p5</text:p>
          </table:table-cell>
          <table:covered-table-cell table:number-columns-repeated="4" table:style-name="ce8"/>
          <table:table-cell table:style-name="ce5" office:value-type="string" calcext:value-type="string" table:number-columns-spanned="5" table:number-rows-spanned="1">
            <text:p>p6</text:p>
          </table:table-cell>
          <table:covered-table-cell table:number-columns-repeated="4" table:style-name="ce8"/>
          <table:table-cell table:style-name="ce4" office:value-type="string" calcext:value-type="string">
            <text:p>p6</text:p>
          </table:table-cell>
          <table:table-cell table:style-name="ce1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9" table:formula="of:=AVERAGE([.AM10:.AR10])" office:value-type="float" office:value="8.66666666666667" calcext:value-type="float">
            <text:p>8.6666666666666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style-name="ce19" table:formula="of:=AVERAGE([.AU10:.AZ10])" office:value-type="float" office:value="17.3333333333333" calcext:value-type="float">
            <text:p>17.3333333333333</text:p>
          </table:table-cell>
          <table:table-cell table:number-columns-repeated="971"/>
        </table:table-row>
        <table:table-row table:style-name="ro1">
          <table:table-cell/>
          <table:table-cell table:style-name="ce4" table:number-columns-repeated="36"/>
          <table:table-cell table:style-name="ce15"/>
          <table:table-cell table:number-columns-repeated="986"/>
        </table:table-row>
        <table:table-row table:style-name="ro1">
          <table:table-cell table:style-name="ce1" office:value-type="string" calcext:value-type="string">
            <text:p>Arrival</text:p>
          </table:table-cell>
          <table:table-cell table:style-name="ce7" office:value-type="string" calcext:value-type="string">
            <text:p>p1</text:p>
          </table:table-cell>
          <table:table-cell table:style-name="ce7" table:number-columns-repeated="2"/>
          <table:table-cell table:style-name="ce7" office:value-type="string" calcext:value-type="string">
            <text:p>p2</text:p>
          </table:table-cell>
          <table:table-cell table:style-name="ce7"/>
          <table:table-cell table:style-name="ce7" office:value-type="string" calcext:value-type="string">
            <text:p>p3</text:p>
          </table:table-cell>
          <table:table-cell table:style-name="ce7"/>
          <table:table-cell table:style-name="ce7" office:value-type="string" calcext:value-type="string">
            <text:p>p4</text:p>
          </table:table-cell>
          <table:table-cell table:style-name="ce7" table:number-columns-repeated="5"/>
          <table:table-cell table:style-name="ce7" office:value-type="string" calcext:value-type="string">
            <text:p>p5</text:p>
          </table:table-cell>
          <table:table-cell table:style-name="ce7" office:value-type="string" calcext:value-type="string">
            <text:p>p6</text:p>
          </table:table-cell>
          <table:table-cell table:style-name="ce7" table:number-columns-repeated="21"/>
          <table:table-cell table:style-name="ce16"/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98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1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3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2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6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calcext:conditional-formats>
          <calcext:conditional-format calcext:target-range-address="Sheet1.B6:Sheet1.K9 Sheet1.B4:Sheet1.AK4 Sheet1.G6:Sheet1.AL12 Sheet1.B10:Sheet1.F12 Sheet1.B5:Sheet1.AL5">
            <calcext:condition calcext:apply-style-name="Untitled1" calcext:value="=&quot;p1&quot;" calcext:base-cell-address="Sheet1.B4"/>
            <calcext:condition calcext:apply-style-name="p2" calcext:value="=&quot;p2&quot;" calcext:base-cell-address="Sheet1.B4"/>
            <calcext:condition calcext:apply-style-name="p3" calcext:value="=&quot;p3&quot;" calcext:base-cell-address="Sheet1.B4"/>
            <calcext:condition calcext:apply-style-name="p4" calcext:value="=&quot;p4&quot;" calcext:base-cell-address="Sheet1.B4"/>
            <calcext:condition calcext:apply-style-name="p5" calcext:value="=&quot;p5&quot;" calcext:base-cell-address="Sheet1.B4"/>
            <calcext:condition calcext:apply-style-name="p6" calcext:value="=&quot;p6&quot;" calcext:base-cell-address="Sheet1.B4"/>
          </calcext:conditional-format>
        </calcext:conditional-formats>
      </table:table>
      <table:table table:name="condense" table:style-name="ta1">
        <table:table-column table:style-name="co4" table:default-cell-style-name="ce20"/>
        <table:table-column table:style-name="co5" table:number-columns-repeated="36" table:default-cell-style-name="ce23"/>
        <table:table-column table:style-name="co5" table:number-columns-repeated="986" table:default-cell-style-name="Default"/>
        <table:table-row table:style-name="ro1">
          <table:table-cell office:value-type="string" calcext:value-type="string">
            <text:p>SJF</text:p>
          </table:table-cell>
          <table:table-cell table:style-name="ce21" office:value-type="string" calcext:value-type="string" table:number-columns-spanned="10" table:number-rows-spanned="1">
            <text:p>p1</text:p>
          </table:table-cell>
          <table:covered-table-cell table:number-columns-repeated="9" table:style-name="ce27"/>
          <table:table-cell table:style-name="ce31" office:value-type="string" calcext:value-type="string" table:number-columns-spanned="3" table:number-rows-spanned="1">
            <text:p>p4</text:p>
          </table:table-cell>
          <table:covered-table-cell table:number-columns-repeated="2" table:style-name="ce32"/>
          <table:table-cell table:style-name="ce33" office:value-type="string" calcext:value-type="string" table:number-columns-spanned="4" table:number-rows-spanned="1">
            <text:p>p3</text:p>
          </table:table-cell>
          <table:covered-table-cell table:number-columns-repeated="3" table:style-name="ce32"/>
          <table:table-cell table:style-name="ce35" office:value-type="string" calcext:value-type="string" table:number-columns-spanned="5" table:number-rows-spanned="1">
            <text:p>p5</text:p>
          </table:table-cell>
          <table:covered-table-cell table:number-columns-repeated="4" table:style-name="ce32"/>
          <table:table-cell table:style-name="ce37" office:value-type="string" calcext:value-type="string" table:number-columns-spanned="6" table:number-rows-spanned="1">
            <text:p>p6</text:p>
          </table:table-cell>
          <table:covered-table-cell table:number-columns-repeated="5" table:style-name="ce32"/>
          <table:table-cell table:style-name="ce38" office:value-type="string" calcext:value-type="string" table:number-columns-spanned="8" table:number-rows-spanned="1">
            <text:p>p2</text:p>
          </table:table-cell>
          <table:covered-table-cell table:number-columns-repeated="7" table:style-name="ce32"/>
          <table:table-cell table:number-columns-repeated="986"/>
        </table:table-row>
        <table:table-row table:style-name="ro1">
          <table:table-cell office:value-type="string" calcext:value-type="string">
            <text:p>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35" calcext:value-type="float">
            <text:p>35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vg Waiting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g Turnarou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RTF</text:p>
          </table:table-cell>
          <table:table-cell table:style-name="ce24" office:value-type="string" calcext:value-type="string" table:number-columns-spanned="5" table:number-rows-spanned="1">
            <text:p>p1</text:p>
          </table:table-cell>
          <table:covered-table-cell table:number-columns-repeated="4" table:style-name="ce28"/>
          <table:table-cell table:style-name="ce30" office:value-type="string" calcext:value-type="string" table:number-columns-spanned="4" table:number-rows-spanned="1">
            <text:p>p3</text:p>
          </table:table-cell>
          <table:covered-table-cell table:number-columns-repeated="3" table:style-name="ce28"/>
          <table:table-cell table:style-name="ce25" office:value-type="string" calcext:value-type="string" table:number-columns-spanned="3" table:number-rows-spanned="1">
            <text:p>p4</text:p>
          </table:table-cell>
          <table:covered-table-cell table:number-columns-repeated="2" table:style-name="ce28"/>
          <table:table-cell table:style-name="ce24" office:value-type="string" calcext:value-type="string" table:number-columns-spanned="5" table:number-rows-spanned="1">
            <text:p>p1</text:p>
          </table:table-cell>
          <table:covered-table-cell table:number-columns-repeated="4" table:style-name="ce28"/>
          <table:table-cell table:style-name="ce24" office:value-type="string" calcext:value-type="string" table:number-columns-spanned="5" table:number-rows-spanned="1">
            <text:p>p5</text:p>
          </table:table-cell>
          <table:covered-table-cell table:number-columns-repeated="4" table:style-name="ce28"/>
          <table:table-cell table:style-name="ce34" office:value-type="string" calcext:value-type="string" table:number-columns-spanned="6" table:number-rows-spanned="1">
            <text:p>p6</text:p>
          </table:table-cell>
          <table:covered-table-cell table:number-columns-repeated="5" table:style-name="ce28"/>
          <table:table-cell table:style-name="ce39" office:value-type="string" calcext:value-type="string" table:number-columns-spanned="8" table:number-rows-spanned="1">
            <text:p>p2</text:p>
          </table:table-cell>
          <table:covered-table-cell table:number-columns-repeated="7" table:style-name="ce28"/>
          <table:table-cell table:number-columns-repeated="986"/>
        </table:table-row>
        <table:table-row table:style-name="ro1">
          <table:table-cell office:value-type="string" calcext:value-type="string">
            <text:p>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35" calcext:value-type="float">
            <text:p>35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vg Waiting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g Turnarou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Preemptive Priority</text:p>
          </table:table-cell>
          <table:table-cell table:style-name="ce25" office:value-type="string" calcext:value-type="string" table:number-columns-spanned="3" table:number-rows-spanned="1">
            <text:p>p1</text:p>
          </table:table-cell>
          <table:covered-table-cell table:number-columns-repeated="2" table:style-name="ce28"/>
          <table:table-cell table:style-name="ce30" office:value-type="string" calcext:value-type="string" table:number-columns-spanned="4" table:number-rows-spanned="1">
            <text:p>p2</text:p>
          </table:table-cell>
          <table:covered-table-cell table:number-columns-repeated="3" table:style-name="ce28"/>
          <table:table-cell table:style-name="ce25" office:value-type="string" calcext:value-type="string" table:number-columns-spanned="3" table:number-rows-spanned="1">
            <text:p>p4</text:p>
          </table:table-cell>
          <table:covered-table-cell table:number-columns-repeated="2" table:style-name="ce28" office:value-type="string" calcext:value-type="string">
            <text:p>p4</text:p>
          </table:covered-table-cell>
          <table:table-cell table:style-name="ce30" office:value-type="string" calcext:value-type="string" table:number-columns-spanned="4" table:number-rows-spanned="1">
            <text:p>p2</text:p>
          </table:table-cell>
          <table:covered-table-cell table:number-columns-repeated="3" table:style-name="ce28" office:value-type="string" calcext:value-type="string">
            <text:p>p2</text:p>
          </table:covered-table-cell>
          <table:table-cell table:style-name="ce34" office:value-type="string" calcext:value-type="string" table:number-columns-spanned="6" table:number-rows-spanned="1">
            <text:p>p6</text:p>
          </table:table-cell>
          <table:covered-table-cell table:number-columns-repeated="5" table:style-name="ce28" office:value-type="string" calcext:value-type="string">
            <text:p>p6</text:p>
          </table:covered-table-cell>
          <table:table-cell table:style-name="ce36" office:value-type="string" calcext:value-type="string" table:number-columns-spanned="7" table:number-rows-spanned="1">
            <text:p>p1</text:p>
          </table:table-cell>
          <table:covered-table-cell table:number-columns-repeated="6" table:style-name="ce28" office:value-type="string" calcext:value-type="string">
            <text:p>p1</text:p>
          </table:covered-table-cell>
          <table:table-cell table:style-name="ce30" office:value-type="string" calcext:value-type="string" table:number-columns-spanned="4" table:number-rows-spanned="1">
            <text:p>p3</text:p>
          </table:table-cell>
          <table:covered-table-cell table:number-columns-repeated="3" table:style-name="ce28" office:value-type="string" calcext:value-type="string">
            <text:p>p3</text:p>
          </table:covered-table-cell>
          <table:table-cell table:style-name="ce24" office:value-type="string" calcext:value-type="string" table:number-columns-spanned="5" table:number-rows-spanned="1">
            <text:p>p5</text:p>
          </table:table-cell>
          <table:covered-table-cell table:number-columns-repeated="4" table:style-name="ce28" office:value-type="string" calcext:value-type="string">
            <text:p>p5</text:p>
          </table:covered-table-cell>
          <table:table-cell table:number-columns-repeated="986"/>
        </table:table-row>
        <table:table-row table:style-name="ro1">
          <table:table-cell office:value-type="string" calcext:value-type="string">
            <text:p>t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35" calcext:value-type="float">
            <text:p>35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vg Waiting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g Turnarou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ound Robin q=5</text:p>
          </table:table-cell>
          <table:table-cell table:style-name="ce24" office:value-type="string" calcext:value-type="string" table:number-columns-spanned="5" table:number-rows-spanned="1">
            <text:p>p1</text:p>
          </table:table-cell>
          <table:covered-table-cell table:number-columns-repeated="4" table:style-name="ce29"/>
          <table:table-cell table:style-name="ce24" office:value-type="string" calcext:value-type="string" table:number-columns-spanned="5" table:number-rows-spanned="1">
            <text:p>p2</text:p>
          </table:table-cell>
          <table:covered-table-cell table:number-columns-repeated="4" table:style-name="ce29"/>
          <table:table-cell table:style-name="ce24" office:value-type="string" calcext:value-type="string" table:number-columns-spanned="5" table:number-rows-spanned="1">
            <text:p>p1</text:p>
          </table:table-cell>
          <table:covered-table-cell table:number-columns-repeated="4" table:style-name="ce29"/>
          <table:table-cell table:style-name="ce30" office:value-type="string" calcext:value-type="string" table:number-columns-spanned="4" table:number-rows-spanned="1">
            <text:p>p3</text:p>
          </table:table-cell>
          <table:covered-table-cell table:number-columns-repeated="3" table:style-name="ce29"/>
          <table:table-cell table:style-name="ce25" office:value-type="string" calcext:value-type="string" table:number-columns-spanned="3" table:number-rows-spanned="1">
            <text:p>p4</text:p>
          </table:table-cell>
          <table:covered-table-cell table:number-columns-repeated="2" table:style-name="ce29"/>
          <table:table-cell table:style-name="ce25" office:value-type="string" calcext:value-type="string" table:number-columns-spanned="3" table:number-rows-spanned="1">
            <text:p>p2</text:p>
          </table:table-cell>
          <table:covered-table-cell table:number-columns-repeated="2" table:style-name="ce29"/>
          <table:table-cell table:style-name="ce24" office:value-type="string" calcext:value-type="string" table:number-columns-spanned="5" table:number-rows-spanned="1">
            <text:p>p5</text:p>
          </table:table-cell>
          <table:covered-table-cell table:number-columns-repeated="4" table:style-name="ce29"/>
          <table:table-cell table:style-name="ce24" office:value-type="string" calcext:value-type="string" table:number-columns-spanned="5" table:number-rows-spanned="1">
            <text:p>p6</text:p>
          </table:table-cell>
          <table:covered-table-cell table:number-columns-repeated="4" table:style-name="ce29"/>
          <table:table-cell table:style-name="ce40" office:value-type="string" calcext:value-type="string">
            <text:p>p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35" calcext:value-type="float">
            <text:p>35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vg Waiting</text:p>
          </table:table-cell>
          <table:table-cell office:value-type="float" office:value="9" calcext:value-type="float">
            <text:p>9</text:p>
          </table:table-cell>
          <table:table-cell table:number-columns-repeated="63"/>
          <table:table-cell office:value-type="string" calcext:value-type="string">
            <text:p><text:s/>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Avg Turnaround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calcext:conditional-formats>
          <calcext:conditional-format calcext:target-range-address="condense.B1:condense.AK1 condense.B16:condense.AK17 condense.B12:condense.AK12">
            <calcext:condition calcext:apply-style-name="Untitled1" calcext:value="=&quot;p1&quot;" calcext:base-cell-address="condense.B1"/>
            <calcext:condition calcext:apply-style-name="p2" calcext:value="=&quot;p2&quot;" calcext:base-cell-address="condense.B1"/>
            <calcext:condition calcext:apply-style-name="p3" calcext:value="=&quot;p3&quot;" calcext:base-cell-address="condense.B1"/>
            <calcext:condition calcext:apply-style-name="p4" calcext:value="=&quot;p4&quot;" calcext:base-cell-address="condense.B1"/>
            <calcext:condition calcext:apply-style-name="p5" calcext:value="=&quot;p5&quot;" calcext:base-cell-address="condense.B1"/>
            <calcext:condition calcext:apply-style-name="p6" calcext:value="=&quot;p6&quot;" calcext:base-cell-address="condense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004586"/>
    </style:style>
    <style:style style:name="p2" style:family="table-cell" style:parent-style-name="Default">
      <style:table-cell-properties fo:background-color="#ff420e"/>
    </style:style>
    <style:style style:name="Untitled2" style:family="table-cell" style:parent-style-name="Default">
      <style:table-cell-properties fo:background-color="#ffd320"/>
    </style:style>
    <style:style style:name="p6" style:family="table-cell" style:parent-style-name="Default">
      <style:table-cell-properties fo:background-color="#83caff"/>
    </style:style>
    <style:style style:name="p5" style:family="table-cell" style:parent-style-name="Default">
      <style:table-cell-properties fo:background-color="#7e0021"/>
    </style:style>
    <style:style style:name="p4" style:family="table-cell" style:parent-style-name="Default">
      <style:table-cell-properties fo:background-color="#579d1c"/>
    </style:style>
    <style:style style:name="p3" style:family="table-cell" style:parent-style-name="Default">
      <style:table-cell-properties fo:background-color="#ffd32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3-09-24T15:23:34.503691672</meta:creation-date>
    <dc:date>2023-09-24T16:44:31.828439246</dc:date>
    <meta:editing-duration>PT9M22S</meta:editing-duration>
    <meta:editing-cycles>3</meta:editing-cycles>
    <meta:generator>LibreOffice/6.4.7.2$Linux_X86_64 LibreOffice_project/40$Build-2</meta:generator>
    <meta:document-statistic meta:table-count="2" meta:cell-count="453" meta:object-count="0"/>
  </office:meta>
</office:document-meta>
</file>